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2EF9119DFFFA9295D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1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e7f00" draw:fill-color="#000000" draw:textarea-horizontal-align="justify" draw:textarea-vertical-align="middle" draw:auto-grow-height="false" fo:min-height="2.438cm" fo:min-width="2.258cm"/>
    </style:style>
    <style:style style:name="gr2" style:family="graphic" style:parent-style-name="standard">
      <style:graphic-properties svg:stroke-color="#fe7f00" draw:fill-color="#000000" draw:textarea-horizontal-align="justify" draw:textarea-vertical-align="middle" draw:auto-grow-height="false" fo:min-height="1.384cm" fo:min-width="1.15cm"/>
    </style:style>
    <style:style style:name="gr3" style:family="graphic" style:parent-style-name="standard">
      <style:graphic-properties svg:stroke-color="#fe7f00" draw:fill-color="#000000" draw:textarea-horizontal-align="justify" draw:textarea-vertical-align="middle" draw:auto-grow-height="false" fo:min-height="0.05cm" fo:min-width="6.2cm"/>
    </style:style>
    <style:style style:name="gr4" style:family="graphic" style:parent-style-name="standard">
      <style:graphic-properties svg:stroke-color="#fe7f00" draw:fill-color="#000000" draw:textarea-horizontal-align="justify" draw:textarea-vertical-align="middle" draw:auto-grow-height="false" fo:min-height="3.35cm" fo:min-width="0.5cm"/>
    </style:style>
    <style:style style:name="gr5" style:family="graphic" style:parent-style-name="standard">
      <style:graphic-properties svg:stroke-color="#fe7f00" draw:fill-color="#000000" draw:textarea-horizontal-align="justify" draw:textarea-vertical-align="middle" draw:auto-grow-height="false" fo:min-height="4.45cm" fo:min-width="1.8cm"/>
    </style:style>
    <style:style style:name="gr6" style:family="graphic" style:parent-style-name="standard">
      <style:graphic-properties svg:stroke-color="#fe7f00" draw:fill-color="#000000" draw:textarea-horizontal-align="justify" draw:textarea-vertical-align="middle" draw:auto-grow-height="false" fo:min-height="0.95cm" fo:min-width="8cm"/>
    </style:style>
    <style:style style:name="gr7" style:family="graphic" style:parent-style-name="standard">
      <style:graphic-properties svg:stroke-color="#fe7f00" draw:fill-color="#000000" draw:textarea-horizontal-align="justify" draw:textarea-vertical-align="middle" draw:auto-grow-height="false" fo:min-height="1.73cm" fo:min-width="0.562cm"/>
    </style:style>
    <style:style style:name="gr8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654cm" fo:min-width="5.903cm"/>
    </style:style>
    <style:style style:name="gr9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1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1cm" fo:min-width="0.253cm"/>
    </style:style>
    <style:style style:name="gr13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3.29cm" fo:min-width="1.233cm"/>
    </style:style>
    <style:style style:name="gr14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2cm" fo:min-width="0.253cm"/>
    </style:style>
    <style:style style:name="gr1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243cm" fo:min-width="0.299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8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9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2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899cm" fo:min-width="0cm"/>
    </style:style>
    <style:style style:name="gr2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66cm" fo:min-width="0.299cm"/>
    </style:style>
    <style:style style:name="gr2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31cm" fo:min-width="0.29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072cm" fo:min-width="2.034cm" fo:padding-top="0.165cm" fo:padding-bottom="0.165cm" fo:padding-left="0.29cm" fo:padding-right="0.29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7cm" fo:min-width="1.9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cm" fo:min-width="4.70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ikhan" fo:font-size="80pt" style:font-size-asian="80pt" style:font-size-complex="8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DejaVu Sans Mono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 Mono" fo:font-size="60pt" style:font-size-asian="60pt" style:font-size-complex="60pt"/>
    </style:style>
    <style:style style:name="T1" style:family="text">
      <style:text-properties style:font-name="Likhan" fo:font-size="80pt" style:font-size-asian="80pt" style:font-size-complex="80pt"/>
    </style:style>
    <style:style style:name="T2" style:family="text">
      <style:text-properties style:font-name="DejaVu Sans Mono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8cm" svg:x="4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4.9cm" draw:transform="rotate (0.637394242828329) translate (0.9cm 6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7cm" svg:height="0.3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58964588271644) translate (9.901cm 15.5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33988926675605) translate (6.267cm 14.77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4.7cm" svg:x="5.3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-0.82484260449252) translate (6.244cm 13.3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0.451691210416132) translate (3.6cm 16.2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cm" svg:height="1.2cm" svg:x="6.2cm" svg:y="1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2.8cm" svg:x="14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10.981cm 5.0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047cm" svg:height="0.226cm" draw:transform="rotate (-0.168249739892254) translate (15.438cm 10.1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0.000698131700797688) rotate (-0.194953277447767) translate (13.927cm 16.99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14) rotate (0.451691210416132) translate (12.839cm 14.8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13.033cm 20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0.000698131700797688) rotate (-0.194953277447767) translate (11.761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7cm 1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0.685cm 20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20100000469000002EF9119DFFFA9295D46.png" xlink:type="simple" xlink:show="embed" xlink:actuate="onLoad" loext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486cm" svg:height="3.692cm" draw:transform="skewX (-0.000349065850398824) rotate (-0.473856891916461) translate (15.288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0349065850398902) rotate (-0.194953277447767) translate (11.055cm 16.895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3cm" draw:transform="skewX (0.000698131700797769) rotate (0.451691210416132) translate (10.495cm 14.72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9.995cm 20.585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-0.000349065850398902) rotate (-0.194953277447767) translate (13.221cm 16.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0.0010471975511966) rotate (0.000349065850398866) translate (12.742cm 14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2.195cm 20.297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20100000469000002EF9119DFFFA9295D46.png" xlink:type="simple" xlink:show="embed" xlink:actuate="onLoad" loext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47cm" svg:height="0.226cm" draw:transform="rotate (-0.0956440430092898) translate (7.322cm 9.093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9" draw:text-style-name="P1" draw:layer="layout" svg:width="2.938cm" svg:height="2.862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5.8cm 4.9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0349065850398902) rotate (-0.194953277447767) translate (6.794cm 13.69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7.882cm 11.2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3cm" draw:transform="skewX (0.000698131700797769) rotate (0.451691210416132) translate (6.234cm 11.5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0.257cm" svg:height="1.149cm" draw:transform="skewX (0.000872664625997168) rotate (-0.121300383013607) translate (12.1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4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7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8.633cm 20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7.745cm 14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7.745cm 17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7.434cm 20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11.074cm 11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12.616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629714794119554) translate (10.021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0.0279252680319093) translate (11.82cm 10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6cm" svg:height="3.3cm" svg:x="11.5cm" svg:y="4.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910.91363510136 29497.9703120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5" draw:layer="layout" svg:width="2.424cm" svg:height="4.057cm" svg:x="12cm" svg:y="4cm">
          <draw:text-box>
            <text:p text:style-name="P4"><text:span text:style-name="T1">?</text:span></text:p>
          </draw:text-box>
        </draw:frame>
      </draw:page>
      <draw:page draw:name="page5" draw:style-name="dp1" draw:master-page-name="Standard">
        <draw:custom-shape draw:style-name="gr9" draw:text-style-name="P1" draw:layer="layout" svg:width="2.938cm" svg:height="2.862cm" svg:x="15.79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-0.266511776779535) translate (17.471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2cm" draw:transform="skewX (-0.00104719755119653) rotate (-1.00635684669993) translate (8.295cm 12.7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9.982cm 11.8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3cm" draw:transform="skewX (0.000698131700797769) rotate (0.451691210416132) translate (8.334cm 12.1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5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10.733cm 21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9.845cm 15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9.845cm 17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9.534cm 21.5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3cm" draw:transform="skewX (0.000698131700797656) rotate (-0.911934534167038) translate (13.938cm 11.9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698131700797659) rotate (-1.98374122781676) translate (16.798cm 13.5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154287105876298) translate (10.635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-1.36973439696515) translate (17.957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6.873cm" svg:height="3.1cm" svg:x="2.027cm" svg:y="9.8cm">
          <draw:text-box>
            <text:p text:style-name="P6"><text:span text:style-name="T2">0.2.x</text:span></text:p>
          </draw:text-box>
        </draw:frame>
        <draw:custom-shape draw:style-name="gr22" draw:text-style-name="P1" draw:layer="layout" svg:width="1.129cm" svg:height="1.385cm" draw:transform="rotate (-1.36973439696515) translate (5.957cm 12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1" svg:font-family="'Liberation Sans'" style:font-pitch="variable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3:02:21.952801733</meta:creation-date>
    <dc:date>2021-03-14T14:56:27.821195371</dc:date>
    <meta:editing-duration>PT25M16S</meta:editing-duration>
    <meta:editing-cycles>14</meta:editing-cycles>
    <meta:generator>LibreOffice/6.4.6.2$Linux_X86_64 LibreOffice_project/40$Build-2</meta:generator>
    <meta:document-statistic meta:object-count="73"/>
  </office:meta>
</office:document-meta>
</file>